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66" style:font-name="Verdana1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2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0000"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7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8" style:family="text">
      <style:text-properties fo:font-variant="normal" fo:text-transform="none" fo:color="#22223b" fo:letter-spacing="normal" fo:font-style="normal"/>
    </style:style>
    <style:style style:name="T9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ff3333" fo:letter-spacing="normal" fo:font-style="normal"/>
    </style:style>
    <style:style style:name="T13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5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6" style:family="text">
      <style:text-properties fo:background-color="#ffff00"/>
    </style:style>
    <style:style style:name="T17" style:family="text">
      <style:text-properties fo:background-color="#ffd32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5705997746424942868" text:style-name="L1">
        <text:list-item>
          <text:p text:style-name="P26">Intro</text:p>
        </text:list-item>
        <text:list-item>
          <text:p text:style-name="P26">Font Stack</text:p>
        </text:list-item>
        <text:list-item>
          <text:p text:style-name="P26">Font Styles</text:p>
        </text:list-item>
        <text:list-item>
          <text:p text:style-name="P26">Text Layout</text:p>
        </text:list-item>
        <text:list-item>
          <text:p text:style-name="P26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1">My series of cheatsheets have led me through the design process of laying out and positioning elements on the page, and how best to select the elements to apply styling. </text:p>
      <text:p text:style-name="P11"/>
      <text:p text:style-name="P2"><text:span text:style-name="T8">Now that I have my building blocks in place and my background set it is time to look at a very simple but possibly the most important type of content on any project....the text.</text:span> </text:p>
      <text:p text:style-name="P2"/>
      <text:p text:style-name="P2"><text:bookmark text:name="docs-internal-guid-9113d7ea-7fff-18fe-822b-46c7a394b137"/><text:span text:style-name="T8">All text inside an element is all affected as one single entity (only &amp;lt;span&amp;gt;, &amp;lt;strong&lt;&amp;gt; , and similar, or pseudo-elements (::first-letter) can be used to style subsections of text)</text:span></text:p>
      <text:p text:style-name="P2"/>
      <text:p text:style-name="P6">[Section 2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2"><text:span text:style-name="T12">CODEBOX:</text:span></text:p>
      <text:p text:style-name="P42"><text:bookmark text:name="docs-internal-guid-fdbc050c-7fff-1950-77dd-69c6fcffbdd6"/>p {</text:p>
      <text:p text:style-name="P42">font-family: var(--header-font), “Trebuchet MS”, Verdana,sans-serif;</text:p>
      <text:p text:style-name="P42">}</text:p>
      <text:p text:style-name="P2"/>
      <text:p text:style-name="P9">San-serif</text:p>
      <text:p text:style-name="P9"/>
      <text:p text:style-name="P2"><text:soft-page-break/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><text:soft-page-break/></text:p>
      <text:p text:style-name="P9">Fantasy</text:p>
      <text:p text:style-name="P2"/>
      <text:p text:style-name="P2">Copperplate</text:p>
      <text:p text:style-name="P2">Papyrus</text:p>
      <text:p text:style-name="P2"/>
      <text:p text:style-name="P9">Script</text:p>
      <text:p text:style-name="P2"/>
      <text:p text:style-name="P2">Brush Script MT</text:p>
      <text:p text:style-name="P6"/>
      <text:p text:style-name="P6">[Section 3 = Font Style]</text:p>
      <text:p text:style-name="P6"/>
      <text:p text:style-name="P8">Font Style</text:p>
      <text:p text:style-name="P8"/>
      <text:p text:style-name="P2">Subsection:</text:p>
      <text:list xml:id="list6173041927825285995" text:style-name="L2">
        <text:list-item>
          <text:p text:style-name="P27">Font Size</text:p>
        </text:list-item>
        <text:list-item>
          <text:p text:style-name="P27">Font Style</text:p>
        </text:list-item>
        <text:list-item>
          <text:p text:style-name="P27">Font Weight</text:p>
        </text:list-item>
        <text:list-item>
          <text:p text:style-name="P27">Text transform</text:p>
        </text:list-item>
        <text:list-item>
          <text:p text:style-name="P27">Text decoration</text:p>
        </text:list-item>
        <text:list-item>
          <text:p text:style-name="P27">Text drop shadows</text:p>
        </text:list-item>
      </text:list>
      <text:p text:style-name="P8"/>
      <text:p text:style-name="P9">Font Size</text:p>
      <text:p text:style-name="P9"/>
      <text:p text:style-name="P18">CODEBOX:</text:p>
      <text:p text:style-name="P18"><text:s/>p {</text:p>
      <text:p text:style-name="P18">font-size: 1em;</text:p>
      <text:p text:style-name="P18">}</text:p>
      <text:p text:style-name="P2"/>
      <text:p text:style-name="P2">The default font-size for html is 16px which looks like this:</text:p>
      <text:p text:style-name="P2"/>
      <text:p text:style-name="P11">&amp;lt;h1&amp;gt;</text:p>
      <text:p text:style-name="P11">&amp;lt;h2&amp;gt;</text:p>
      <text:p text:style-name="P11">&amp;lt;h3&amp;gt;</text:p>
      <text:p text:style-name="P11">&amp;lt;h4&amp;gt;</text:p>
      <text:p text:style-name="P11">&amp;lt;h5&amp;gt;</text:p>
      <text:p text:style-name="P11">&amp;lt;h6&amp;gt;</text:p>
      <text:p text:style-name="P11">&amp;lt;p&amp;gt;</text:p>
      <text:p text:style-name="P11"/>
      <text:p text:style-name="P11">Font Size is commonly set as px, em, rem, vw, ch or pt (print view)</text:p>
      <text:p text:style-name="P11"/>
      <text:p text:style-name="P11">To make font-size responsive we can use clamp...</text:p>
      <text:p text:style-name="P11"/>
      <text:p text:style-name="P11">font-size: clamp(1rem, 2.5vw, 2rem); </text:p>
      <text:p text:style-name="P11"/>
      <text:p text:style-name="P36">Seeing is believing [figure container caption]</text:p>
      <text:p text:style-name="P36"/>
      <text:p text:style-name="P15">Lorem Ipsum in a container box</text:p>
      <text:p text:style-name="P17">caption: clamping in progress...</text:p>
      <text:p text:style-name="P9"><text:soft-page-break/></text:p>
      <text:p text:style-name="P9">Font Style</text:p>
      <text:p text:style-name="P9"/>
      <text:p text:style-name="P18">CODEBOX:</text:p>
      <text:p text:style-name="P18"><text:s/>p {</text:p>
      <text:p text:style-name="P18">font-style: italic;</text:p>
      <text:p text:style-name="P18">}</text:p>
      <text:p text:style-name="P9"/>
      <text:list xml:id="list4964700136632751227" text:style-name="L3">
        <text:list-item>
          <text:p text:style-name="P28">Normal</text:p>
        </text:list-item>
        <text:list-item>
          <text:p text:style-name="P28">Italic</text:p>
        </text:list-item>
        <text:list-item>
          <text:p text:style-name="P28">Oblique</text:p>
        </text:list-item>
      </text:list>
      <text:p text:style-name="P11"/>
      <text:p text:style-name="P2"/>
      <text:p text:style-name="P9">Font Weight</text:p>
      <text:p text:style-name="P9"/>
      <text:p text:style-name="P18">CODEBOX:</text:p>
      <text:p text:style-name="P18"><text:s/>p {</text:p>
      <text:p text:style-name="P18">font-weight: bold;</text:p>
      <text:p text:style-name="P18">}</text:p>
      <text:p text:style-name="P9"/>
      <text:list xml:id="list6603756743035678652" text:style-name="L4">
        <text:list-item>
          <text:p text:style-name="P29">normal</text:p>
        </text:list-item>
        <text:list-item>
          <text:p text:style-name="P29">bold</text:p>
        </text:list-item>
        <text:list-item>
          <text:p text:style-name="P29">lighter</text:p>
        </text:list-item>
        <text:list-item>
          <text:p text:style-name="P29">bolder</text:p>
        </text:list-item>
        <text:list-item>
          <text:p text:style-name="P29">100-900</text:p>
          <text:list>
            <text:list-item>
              <text:p text:style-name="P29">100</text:p>
            </text:list-item>
            <text:list-item>
              <text:p text:style-name="P29">200</text:p>
            </text:list-item>
            <text:list-item>
              <text:p text:style-name="P29">300</text:p>
            </text:list-item>
            <text:list-item>
              <text:p text:style-name="P29">400</text:p>
            </text:list-item>
            <text:list-item>
              <text:p text:style-name="P29">500</text:p>
            </text:list-item>
            <text:list-item>
              <text:p text:style-name="P29">600</text:p>
            </text:list-item>
            <text:list-item>
              <text:p text:style-name="P29">700</text:p>
            </text:list-item>
            <text:list-item>
              <text:p text:style-name="P29">800</text:p>
            </text:list-item>
            <text:list-item>
              <text:p text:style-name="P29">900</text:p>
            </text:list-item>
          </text:list>
        </text:list-item>
      </text:list>
      <text:p text:style-name="P2"/>
      <text:p text:style-name="P9">Text Transform</text:p>
      <text:p text:style-name="P2"/>
      <text:p text:style-name="P18">CODEBOX:</text:p>
      <text:p text:style-name="P18"><text:s/>p {</text:p>
      <text:p text:style-name="P18">text-transform: uppercase;</text:p>
      <text:p text:style-name="P18">}</text:p>
      <text:list xml:id="list3951465880959989225" text:style-name="L5">
        <text:list-item>
          <text:p text:style-name="P30">none</text:p>
        </text:list-item>
        <text:list-item>
          <text:p text:style-name="P30">uppercase</text:p>
        </text:list-item>
        <text:list-item>
          <text:p text:style-name="P30">lowercase</text:p>
        </text:list-item>
        <text:list-item>
          <text:p text:style-name="P30">capitalize</text:p>
        </text:list-item>
        <text:list-item>
          <text:p text:style-name="P30">full-width</text:p>
          <text:p text:style-name="P30"/>
        </text:list-item>
      </text:list>
      <text:p text:style-name="P9">Text Decoration</text:p>
      <text:p text:style-name="P9"/>
      <text:p text:style-name="P18"><text:soft-page-break/>CODEBOX:</text:p>
      <text:p text:style-name="P18"><text:s/>p {</text:p>
      <text:p text:style-name="P18">text-decoration-line: underline;</text:p>
      <text:p text:style-name="P18">text-decoration-style: double;</text:p>
      <text:p text:style-name="P18">text-underline-offset: 3px;</text:p>
      <text:p text:style-name="P18">text-decoration-color: red;</text:p>
      <text:p text:style-name="P18">}</text:p>
      <text:list xml:id="list7917205966684318715" text:style-name="L6">
        <text:list-item>
          <text:p text:style-name="P31">text-decoration-line</text:p>
          <text:list>
            <text:list-item>
              <text:p text:style-name="P31">none</text:p>
            </text:list-item>
            <text:list-item>
              <text:p text:style-name="P31">underline</text:p>
            </text:list-item>
            <text:list-item>
              <text:p text:style-name="P31">overline</text:p>
            </text:list-item>
            <text:list-item>
              <text:p text:style-name="P31">line-through</text:p>
            </text:list-item>
          </text:list>
        </text:list-item>
        <text:list-item>
          <text:p text:style-name="P31">text-decoration-style</text:p>
          <text:list>
            <text:list-item>
              <text:p text:style-name="P31">solid</text:p>
            </text:list-item>
            <text:list-item>
              <text:p text:style-name="P31">double</text:p>
            </text:list-item>
            <text:list-item>
              <text:p text:style-name="P31">dotted</text:p>
            </text:list-item>
            <text:list-item>
              <text:p text:style-name="P31">dashed</text:p>
            </text:list-item>
            <text:list-item>
              <text:p text:style-name="P31">wavy</text:p>
            </text:list-item>
          </text:list>
        </text:list-item>
        <text:list-item>
          <text:p text:style-name="P31">text-underline-offset</text:p>
          <text:list>
            <text:list-item>
              <text:p text:style-name="P31">auto</text:p>
            </text:list-item>
            <text:list-item>
              <text:p text:style-name="P31">set by pixel (example of pgq not having tails cut)</text:p>
            </text:list-item>
          </text:list>
        </text:list-item>
        <text:list-item>
          <text:p text:style-name="P31">text-decoration-color</text:p>
          <text:p text:style-name="P31"/>
        </text:list-item>
      </text:list>
      <text:p text:style-name="P9">Text Drop Shadows</text:p>
      <text:p text:style-name="P9"/>
      <text:p text:style-name="P18">CODEBOX:</text:p>
      <text:p text:style-name="P18"><text:s/>p {</text:p>
      <text:p text:style-name="P19">text-shadow: 4px 4px 5 px red;</text:p>
      <text:p text:style-name="P18">}</text:p>
      <text:p text:style-name="P8"/>
      <text:p text:style-name="P11">Text drop shadows use 4 properties:</text:p>
      <text:p text:style-name="P12"/>
      <text:p text:style-name="P11"/>
      <text:p text:style-name="P11">1-The horizontal offset of the shadow from the original text</text:p>
      <text:p text:style-name="P11">2-The vertical offset of the shadow from the original text</text:p>
      <text:p text:style-name="P11">3-The blur radius (default = 0)</text:p>
      <text:p text:style-name="P11">4-Base colour (default = black)</text:p>
      <text:p text:style-name="P11"/>
      <text:p text:style-name="P11">Multiple shadows can be added:</text:p>
      <text:p text:style-name="P10"/>
      <text:p text:style-name="P18">CODEBOX:</text:p>
      <text:p text:style-name="P18"><text:s/>p {</text:p>
      <text:p text:style-name="P24">text-shadow: -1px -1px 1px #aaa;</text:p>
      <text:p text:style-name="P24">0px 4px 1 px rgba(0,0,0,5),</text:p>
      <text:p text:style-name="P24">4px 4px 5px rgba(0,0,0,7),</text:p>
      <text:p text:style-name="P24">0px 0px 7px rgba(0,0,0,4);</text:p>
      <text:p text:style-name="P23"><text:span text:style-name="T11">}</text:span><text:line-break/></text:p>
      <text:p text:style-name="P8"/>
      <text:p text:style-name="P6"><text:soft-page-break/>[Section 4 = Text Layout]</text:p>
      <text:p text:style-name="P12"/>
      <text:p text:style-name="P7">Text Layout</text:p>
      <text:p text:style-name="P7"/>
      <text:p text:style-name="P2">Subsection:</text:p>
      <text:list xml:id="list35582354" text:continue-list="list6173041927825285995" text:style-name="L2">
        <text:list-item>
          <text:p text:style-name="P27">Alignment</text:p>
        </text:list-item>
        <text:list-item>
          <text:p text:style-name="P27">Line Height</text:p>
        </text:list-item>
        <text:list-item>
          <text:p text:style-name="P27">Letter Spacing</text:p>
        </text:list-item>
        <text:list-item>
          <text:p text:style-name="P27">Word Spacing</text:p>
        </text:list-item>
        <text:list-item>
          <text:p text:style-name="P27">Font Variant</text:p>
        </text:list-item>
        <text:list-item>
          <text:p text:style-name="P27">Font Kerning</text:p>
        </text:list-item>
        <text:list-item>
          <text:p text:style-name="P27">Text Indent</text:p>
        </text:list-item>
        <text:list-item>
          <text:p text:style-name="P27">White Space</text:p>
        </text:list-item>
        <text:list-item>
          <text:p text:style-name="P27">Text Overflow</text:p>
        </text:list-item>
        <text:list-item>
          <text:p text:style-name="P27">Word Break</text:p>
        </text:list-item>
        <text:list-item>
          <text:p text:style-name="P27">Word Wrap</text:p>
        </text:list-item>
        <text:list-item>
          <text:p text:style-name="P27">Writing Mode</text:p>
        </text:list-item>
        <text:list-item>
          <text:p text:style-name="P27">Text Orientation</text:p>
          <text:p text:style-name="P27"/>
          <text:p text:style-name="P27"/>
        </text:list-item>
      </text:list>
      <text:p text:style-name="P2"/>
      <text:p text:style-name="P9">Alignment</text:p>
      <text:p text:style-name="P9"/>
      <text:p text:style-name="P18">CODEBOX:</text:p>
      <text:p text:style-name="P18"><text:s/>p {</text:p>
      <text:p text:style-name="P19">text-align: center;</text:p>
      <text:p text:style-name="P18">}</text:p>
      <text:p text:style-name="P9"/>
      <text:p text:style-name="P2">Text can be aligned with <text:span text:style-name="T16">text-align</text:span> using these values:</text:p>
      <text:p text:style-name="P2"/>
      <text:list xml:id="list6353903013866343097" text:style-name="L7">
        <text:list-item>
          <text:p text:style-name="P32">right</text:p>
        </text:list-item>
        <text:list-item>
          <text:p text:style-name="P32">left</text:p>
        </text:list-item>
        <text:list-item>
          <text:p text:style-name="P32">center</text:p>
        </text:list-item>
        <text:list-item>
          <text:p text:style-name="P32">justify justify justify justify justify justify justify justify justify justify justify justify justify justify justify justify justify justify justify <text:s/>(use with caution)</text:p>
        </text:list-item>
      </text:list>
      <text:p text:style-name="P2"/>
      <text:p text:style-name="P9">Line Height</text:p>
      <text:p text:style-name="P9"/>
      <text:p text:style-name="P18">CODEBOX:</text:p>
      <text:p text:style-name="P18"><text:s/>p {</text:p>
      <text:p text:style-name="P19">line-height: 1.5;</text:p>
      <text:p text:style-name="P18">}</text:p>
      <text:p text:style-name="P18"/>
      <text:p text:style-name="P10"><text:span text:style-name="T13">Line Height as the name suggests sets the height of each line with </text:span><text:span text:style-name="T14">line-height</text:span><text:span text:style-name="T13"> using</text:span><text:span text:style-name="T3"> most size and length values and a unitless value (recommend 1.5-2)</text:span><text:span text:style-name="T13"> </text:span></text:p>
      <text:p text:style-name="P2"/>
      <text:p text:style-name="P37">Seeing is believing [figure container caption]</text:p>
      <text:p text:style-name="P37"/>
      <text:p text:style-name="P15"><text:soft-page-break/>Lorem Ipsum in a container box</text:p>
      <text:p text:style-name="P15">caption: Default line height...</text:p>
      <text:p text:style-name="P15"/>
      <text:p text:style-name="P15">Lorem Ipsum in a container box</text:p>
      <text:p text:style-name="P15">caption: Line height set...</text:p>
      <text:p text:style-name="P2"/>
      <text:p text:style-name="P9">Letter Spacing</text:p>
      <text:p text:style-name="P9"/>
      <text:p text:style-name="P18">CODEBOX:</text:p>
      <text:p text:style-name="P18"><text:s/>p {</text:p>
      <text:p text:style-name="P19">letter-spacing: 4px;</text:p>
      <text:p text:style-name="P18">}</text:p>
      <text:p text:style-name="P18"/>
      <text:p text:style-name="P2">As the name suggests sets the space between letters with <text:span text:style-name="T16">letter-spacing</text:span> using<text:span text:style-name="T2"> most size and length values and is u</text:span>sed more for heading text than in blocks of text.</text:p>
      <text:p text:style-name="P2"/>
      <text:p text:style-name="P38">Seeing is believing [figure container caption]</text:p>
      <text:p text:style-name="P38"/>
      <text:p text:style-name="P15">Lorem Ipsum in a container box</text:p>
      <text:p text:style-name="P15">caption: Default letter spacing...</text:p>
      <text:p text:style-name="P15"/>
      <text:p text:style-name="P15">Lorem Ipsum in a container box</text:p>
      <text:p text:style-name="P15">caption: Letter spacing set...</text:p>
      <text:p text:style-name="P2"/>
      <text:p text:style-name="P9">Word Spacing</text:p>
      <text:p text:style-name="P9"/>
      <text:p text:style-name="P18">CODEBOX:</text:p>
      <text:p text:style-name="P18">p {</text:p>
      <text:p text:style-name="P19">word-spacing: 6px;</text:p>
      <text:p text:style-name="P18">}</text:p>
      <text:p text:style-name="P18"/>
      <text:p text:style-name="P2">Also as the name suggests sets the space between words with <text:span text:style-name="T17">word-</text:span><text:span text:style-name="T16">spacing</text:span> using<text:span text:style-name="T2"> most size and length values. </text:span></text:p>
      <text:p text:style-name="P13"/>
      <text:p text:style-name="P38">Seeing is believing [figure container caption]</text:p>
      <text:p text:style-name="P13"/>
      <text:p text:style-name="P15">Lorem Ipsum in a container box</text:p>
      <text:p text:style-name="P15">caption: Default word spacing...</text:p>
      <text:p text:style-name="P15"/>
      <text:p text:style-name="P15">Lorem Ipsum in a container box</text:p>
      <text:p text:style-name="P15">caption: Word spacing set...</text:p>
      <text:p text:style-name="P15"/>
      <text:p text:style-name="P16">Font Variant</text:p>
      <text:p text:style-name="P13"/>
      <text:p text:style-name="P18">CODEBOX:</text:p>
      <text:p text:style-name="P18"><text:s/>p {</text:p>
      <text:p text:style-name="P19">font-variant: small-caps;</text:p>
      <text:p text:style-name="P20">}</text:p>
      <text:p text:style-name="P20"><text:soft-page-break/></text:p>
      <text:p text:style-name="P13">Switch between [small caps] *style in small caps and normal font.</text:p>
      <text:p text:style-name="P13"/>
      <text:p text:style-name="P14">font-variant: small-caps;</text:p>
      <text:p text:style-name="P14">font-variant: normal;</text:p>
      <text:p text:style-name="P14"/>
      <text:p text:style-name="P14"/>
      <text:p text:style-name="P13"/>
      <text:p text:style-name="P16">Font Kerning</text:p>
      <text:p text:style-name="P16"/>
      <text:p text:style-name="P18">CODEBOX:</text:p>
      <text:p text:style-name="P18"><text:s/>div {</text:p>
      <text:p text:style-name="P19">font-variant: auto;</text:p>
      <text:p text:style-name="P20">}</text:p>
      <text:p text:style-name="P16"/>
      <text:p text:style-name="P13">This sets the use of the kerning information stored in a font.</text:p>
      <text:p text:style-name="P13"/>
      <text:p text:style-name="P14">font-kerning: auto;</text:p>
      <text:p text:style-name="P14">font-kerning: normal;</text:p>
      <text:p text:style-name="P14">font-kerning: none;</text:p>
      <text:p text:style-name="P14"/>
      <text:p text:style-name="P21">Seeing is believing [figure container caption]</text:p>
      <text:p text:style-name="P14"/>
      <text:p text:style-name="P15">Lorem Ipsum in a container box</text:p>
      <text:p text:style-name="P15">caption: Auto kerning...</text:p>
      <text:p text:style-name="P15"/>
      <text:p text:style-name="P15">Lorem Ipsum in a container box</text:p>
      <text:p text:style-name="P15">caption: normal kerning...</text:p>
      <text:p text:style-name="P15"/>
      <text:p text:style-name="P15">Lorem Ipsum in a container box</text:p>
      <text:p text:style-name="P15">caption:no kerning...</text:p>
      <text:p text:style-name="P13"/>
      <text:p text:style-name="P9">Text Indent</text:p>
      <text:p text:style-name="P2"/>
      <text:p text:style-name="P18">CODEBOX:</text:p>
      <text:p text:style-name="P18"><text:s/>div {</text:p>
      <text:p text:style-name="P19">text-indent: 4em;</text:p>
      <text:p text:style-name="P20">}</text:p>
      <text:p text:style-name="P2"/>
      <text:p text:style-name="P13">Sets how much horizontal space should be left before the beginning of the first line with <text:span text:style-name="T16">text-indent</text:span> using most size and length values. </text:p>
      <text:p text:style-name="P15"/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p text:style-name="P3">white-space: normal;</text:p>
      <text:p text:style-name="P3">white-space: nowrap;</text:p>
      <text:p text:style-name="P3"><text:soft-page-break/>white-space: pre;</text:p>
      <text:p text:style-name="P3">white-space: pre-wrap;</text:p>
      <text:p text:style-name="P3">white-space: pre-line;</text:p>
      <text:p text:style-name="P3">white-space: break-spaces;</text:p>
      <text:p text:style-name="P3"/>
      <text:p text:style-name="P22">Seeing is believing [figure container caption]</text:p>
      <text:p text:style-name="P3"/>
      <text:p text:style-name="P15">Lorem Ipsum in a container box</text:p>
      <text:p text:style-name="P15">caption: Normal whitespace...</text:p>
      <text:p text:style-name="P15"/>
      <text:p text:style-name="P15"/>
      <text:p text:style-name="P15">Lorem Ipsum in a container box</text:p>
      <text:p text:style-name="P15">caption: Nowrap whitespace...</text:p>
      <text:p text:style-name="P15"/>
      <text:p text:style-name="P15">Lorem Ipsum in a container box</text:p>
      <text:p text:style-name="P15">caption: Pre whitespace...</text:p>
      <text:p text:style-name="P15"/>
      <text:p text:style-name="P15">Lorem Ipsum in a container box</text:p>
      <text:p text:style-name="P15">caption: Pre-wrap whitespace...</text:p>
      <text:p text:style-name="P15"/>
      <text:p text:style-name="P15">Lorem Ipsum in a container box</text:p>
      <text:p text:style-name="P15">caption: Pre-line whitespace...</text:p>
      <text:p text:style-name="P15"/>
      <text:p text:style-name="P15">Lorem Ipsum in a container box</text:p>
      <text:p text:style-name="P15">caption: Break spaces...</text:p>
      <text:p text:style-name="P13"/>
      <text:p text:style-name="P9"/>
      <text:p text:style-name="P9">Text Overflow</text:p>
      <text:p text:style-name="P9"/>
      <text:p text:style-name="P18">CODEBOX:</text:p>
      <text:p text:style-name="P18"><text:s/>div {</text:p>
      <text:p text:style-name="P19"><text:s text:c="2"/>white-space: nowrap;</text:p>
      <text:p text:style-name="P19"><text:s text:c="2"/>overflow: hidden;</text:p>
      <text:p text:style-name="P19"><text:s text:c="2"/>text-overflow: "----";</text:p>
      <text:p text:style-name="P20">}</text:p>
      <text:p text:style-name="P20"/>
      <text:p text:style-name="P2">This sets how hidden overflow content is signaled to users. The container also needs to have <text:span text:style-name="T16">overflow</text:span> and <text:span text:style-name="T16">white-space</text:span> set before text-overflow will take affect.</text:p>
      <text:p text:style-name="P3"/>
      <text:p text:style-name="P4">Values can be set as:</text:p>
      <text:list xml:id="list4278472170567648505" text:style-name="L8">
        <text:list-item>
          <text:p text:style-name="P34">clip</text:p>
        </text:list-item>
        <text:list-item>
          <text:p text:style-name="P34">ellipsis</text:p>
        </text:list-item>
        <text:list-item>
          <text:p text:style-name="P34">custom string</text:p>
          <text:p text:style-name="P34"/>
        </text:list-item>
      </text:list>
      <text:p text:style-name="P22">Seeing is believing [figure container caption]</text:p>
      <text:p text:style-name="P15">Lorem Ipsum in a container box</text:p>
      <text:p text:style-name="P15">caption: Clip...</text:p>
      <text:p text:style-name="P15"/>
      <text:p text:style-name="P15"><text:soft-page-break/></text:p>
      <text:p text:style-name="P15">Lorem Ipsum in a container box</text:p>
      <text:p text:style-name="P15">caption: Ellipsis...</text:p>
      <text:p text:style-name="P15"/>
      <text:p text:style-name="P15">Lorem Ipsum in a container box</text:p>
      <text:p text:style-name="P15">caption: Custom...</text:p>
      <text:p text:style-name="P15"/>
      <text:p text:style-name="P15"/>
      <text:p text:style-name="P9"/>
      <text:p text:style-name="P9">Word Break</text:p>
      <text:p text:style-name="P9"/>
      <text:p text:style-name="P18">CODEBOX:</text:p>
      <text:p text:style-name="P18"><text:s/>div {</text:p>
      <text:p text:style-name="P19"><text:s text:c="2"/>word-break: break-all;</text:p>
      <text:p text:style-name="P20">}</text:p>
      <text:p text:style-name="P9"/>
      <text:p text:style-name="P2"><text:span text:style-name="T4">Using </text:span><text:span text:style-name="T5">word-break</text:span><text:span text:style-name="T4"> specifies how words should break when reaching the end of a line.</text:span> </text:p>
      <text:p text:style-name="P9"/>
      <text:p text:style-name="P4">Values can be set as:</text:p>
      <text:list xml:id="list35587674" text:continue-numbering="true" text:style-name="L8">
        <text:list-item>
          <text:p text:style-name="P34">normal</text:p>
        </text:list-item>
        <text:list-item>
          <text:p text:style-name="P34">keep all</text:p>
        </text:list-item>
        <text:list-item>
          <text:p text:style-name="P34">break all</text:p>
          <text:p text:style-name="P34"/>
        </text:list-item>
      </text:list>
      <text:p text:style-name="P22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Keep my word </text:p>
      <text:p text:style-name="P15"/>
      <text:p text:style-name="P15">Lorem Ipsum in a container box</text:p>
      <text:p text:style-name="P15">caption: Break my word </text:p>
      <text:p text:style-name="P13"/>
      <text:p text:style-name="P9">Word Wrap</text:p>
      <text:p text:style-name="P9"/>
      <text:p text:style-name="P18">CODEBOX:</text:p>
      <text:p text:style-name="P18"><text:s/>div {</text:p>
      <text:p text:style-name="P19"><text:s text:c="2"/>word-wrap: break-word;</text:p>
      <text:p text:style-name="P20">}</text:p>
      <text:p text:style-name="P9"/>
      <text:p text:style-name="P9"><text:span text:style-name="T6">Using </text:span><text:span text:style-name="T7">word-wrap can a</text:span><text:span text:style-name="T6">llow long words to be able to break and wrap onto the next line.</text:span></text:p>
      <text:p text:style-name="P2"><text:s/></text:p>
      <text:p text:style-name="P5">word-wrap: normal;</text:p>
      <text:p text:style-name="P5">word-wrap: break-word;</text:p>
      <text:p text:style-name="P5"/>
      <text:p text:style-name="P22">Seeing is believing [figure container caption]</text:p>
      <text:p text:style-name="P15">Lorem Ipsum in a container box</text:p>
      <text:p text:style-name="P15"><text:soft-page-break/>caption: Normal</text:p>
      <text:p text:style-name="P15"/>
      <text:p text:style-name="P15"/>
      <text:p text:style-name="P15">Lorem Ipsum in a container box</text:p>
      <text:p text:style-name="P15">caption: break my word(wrap)</text:p>
      <text:p text:style-name="P13"/>
      <text:p text:style-name="P9">Writing Mode</text:p>
      <text:p text:style-name="P18"/>
      <text:p text:style-name="P18">CODEBOX:</text:p>
      <text:p text:style-name="P18"><text:s/>div {</text:p>
      <text:p text:style-name="P19"><text:s text:c="2"/>writing-mode: vertical-rl;</text:p>
      <text:p text:style-name="P20">}</text:p>
      <text:p text:style-name="P9"/>
      <text:p text:style-name="P2">This sets whether lines of text are laid out horizontally or vertically, as well as the direction in which blocks progress.</text:p>
      <text:p text:style-name="P5"/>
      <text:p text:style-name="P5">writing-mode: horizontal-tb;</text:p>
      <text:p text:style-name="P5">writing-mode: vertical-rl;</text:p>
      <text:p text:style-name="P5">writing-mode: vertical-lr;</text:p>
      <text:p text:style-name="P5"/>
      <text:p text:style-name="P22">Seeing is believing [figure container caption]</text:p>
      <text:p text:style-name="P15">Lorem Ipsum in a container box</text:p>
      <text:p text:style-name="P15">caption: Horizontal ...</text:p>
      <text:p text:style-name="P15"/>
      <text:p text:style-name="P15"/>
      <text:p text:style-name="P15">Lorem Ipsum in a container box</text:p>
      <text:p text:style-name="P15">caption: Vertical right to left...</text:p>
      <text:p text:style-name="P15"/>
      <text:p text:style-name="P15">Lorem Ipsum in a container box</text:p>
      <text:p text:style-name="P15">caption: Vertical left to right...</text:p>
      <text:p text:style-name="P15"/>
      <text:p text:style-name="P9">Text Orientation</text:p>
      <text:p text:style-name="P9"/>
      <text:p text:style-name="P18">CODEBOX:</text:p>
      <text:p text:style-name="P18"><text:s/>div {</text:p>
      <text:p text:style-name="P19">writing-mode: vertical-rl;</text:p>
      <text:p text:style-name="P19">text-orientation: sideways-right;</text:p>
      <text:p text:style-name="P20">}</text:p>
      <text:p text:style-name="P9"/>
      <text:p text:style-name="P10"><text:span text:style-name="T13">This only </text:span><text:span text:style-name="T9">affects te</text:span><text:span text:style-name="T10">xt in vertical mode and </text:span><text:span text:style-name="T15">text-orientation</text:span><text:span text:style-name="T13"> can change the orientation (for example if a verticle table header was needed)</text:span></text:p>
      <text:p text:style-name="P9"/>
      <text:p text:style-name="P5">text-orientation: mixed;</text:p>
      <text:p text:style-name="P5">text-orientation: upright;</text:p>
      <text:p text:style-name="P5">text-orientation: sideways-right;</text:p>
      <text:p text:style-name="P5">text-orientation: sideways;</text:p>
      <text:p text:style-name="P9"/>
      <text:p text:style-name="P2"/>
      <text:p text:style-name="P22">Seeing is believing [figure container caption]</text:p>
      <text:p text:style-name="P15"><text:soft-page-break/>Lorem Ipsum in a container box</text:p>
      <text:p text:style-name="P15">caption: Mixed ...</text:p>
      <text:p text:style-name="P15"/>
      <text:p text:style-name="P15"/>
      <text:p text:style-name="P15">Lorem Ipsum in a container box</text:p>
      <text:p text:style-name="P15">caption: Upright...</text:p>
      <text:p text:style-name="P15"/>
      <text:p text:style-name="P15">Lorem Ipsum in a container box</text:p>
      <text:p text:style-name="P15">caption: Sideways-right...</text:p>
      <text:p text:style-name="P15"/>
      <text:p text:style-name="P15">Lorem Ipsum in a container box</text:p>
      <text:p text:style-name="P15">caption: Sideways..</text:p>
      <text:p text:style-name="P13"/>
      <text:p text:style-name="P6">[Section 5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/>
      <text:p text:style-name="P7">Footer</text:p>
      <text:p text:style-name="P7"/>
      <text:p text:style-name="P4">Social media links:</text:p>
      <text:p text:style-name="P4">LinkedIn</text:p>
      <text:p text:style-name="P4">GitHub</text:p>
      <text:p text:style-name="P4">WordPress blog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09T15:36:44.55</dc:date>
    <dc:creator>Mary Ronan</dc:creator>
    <meta:editing-duration>PT4H3M9S</meta:editing-duration>
    <meta:editing-cycles>71</meta:editing-cycles>
    <meta:generator>OpenOffice/4.1.5$Win32 OpenOffice.org_project/415m1$Build-9789</meta:generator>
    <meta:document-statistic meta:table-count="0" meta:image-count="0" meta:object-count="0" meta:page-count="12" meta:paragraph-count="390" meta:word-count="1429" meta:character-count="8681"/>
  </office:meta>
</office:document-meta>
</file>